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6ec35" officeooo:paragraph-rsid="0016ec35"/>
    </style:style>
    <style:style style:name="P2" style:family="paragraph" style:parent-style-name="Standard">
      <style:paragraph-properties fo:text-align="center" style:justify-single-word="false"/>
      <style:text-properties fo:font-size="20pt" fo:font-style="normal" style:text-underline-style="none" fo:font-weight="bold" officeooo:rsid="00213bdd" officeooo:paragraph-rsid="00213bdd" style:font-size-asian="17.5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6ec35" officeooo:paragraph-rsid="0021bb49" style:font-size-asian="17.5pt" style:font-style-asian="normal" style:font-weight-asian="normal" style:font-size-complex="20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6ec35" officeooo:paragraph-rsid="0024da30" style:font-size-asian="17.5pt" style:font-style-asian="normal" style:font-weight-asian="normal" style:font-size-complex="20pt" style:font-style-complex="normal" style:font-weight-complex="normal"/>
    </style:style>
    <style:style style:name="P5" style:family="paragraph" style:parent-style-name="Standard" style:list-style-name="L9">
      <style:paragraph-properties fo:text-align="start" style:justify-single-word="false"/>
      <style:text-properties fo:font-size="20pt" fo:font-style="normal" style:text-underline-style="none" fo:font-weight="normal" officeooo:rsid="0024da30" officeooo:paragraph-rsid="0024da30" style:font-size-asian="17.5pt" style:font-style-asian="normal" style:font-weight-asian="normal" style:font-size-complex="20pt" style:font-style-complex="normal" style:font-weight-complex="normal"/>
    </style:style>
    <style:style style:name="P6" style:family="paragraph" style:parent-style-name="Standard" style:list-style-name="L7">
      <style:paragraph-properties fo:text-align="start" style:justify-single-word="false"/>
      <style:text-properties fo:font-size="20pt" fo:font-style="normal" style:text-underline-style="none" fo:font-weight="normal" officeooo:rsid="0026ce8a" officeooo:paragraph-rsid="0026ce8a" style:font-size-asian="17.5pt" style:font-style-asian="normal" style:font-weight-asian="normal" style:font-size-complex="20pt" style:font-style-complex="normal" style:font-weight-complex="normal"/>
    </style:style>
    <style:style style:name="P7" style:family="paragraph" style:parent-style-name="Standard" style:list-style-name="L8">
      <style:paragraph-properties fo:text-align="start" style:justify-single-word="false"/>
      <style:text-properties fo:font-size="20pt" fo:font-style="normal" style:text-underline-style="none" fo:font-weight="normal" officeooo:rsid="0026ce8a" officeooo:paragraph-rsid="0026ce8a" style:font-size-asian="17.5pt" style:font-style-asian="normal" style:font-weight-asian="normal" style:font-size-complex="20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0pt" style:text-underline-style="none" fo:font-weight="bold" officeooo:rsid="001c0ef9" officeooo:paragraph-rsid="001c0ef9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paragraph-rsid="0016ec35"/>
    </style:style>
    <style:style style:name="P10" style:family="paragraph" style:parent-style-name="Standard">
      <style:paragraph-properties fo:text-align="start" style:justify-single-word="false"/>
      <style:text-properties officeooo:paragraph-rsid="0016ec35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6ec35" officeooo:paragraph-rsid="001c0ef9" style:font-weight-asian="normal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1d9383" officeooo:paragraph-rsid="001d9383" style:font-weight-asian="normal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1f7a7d" officeooo:paragraph-rsid="001f7a7d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28pt" style:text-underline-style="none" fo:font-weight="bold" officeooo:rsid="001c0ef9" officeooo:paragraph-rsid="001c0ef9" style:font-size-asian="24.5pt" style:font-weight-asian="bold" style:font-size-complex="28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8pt" fo:font-style="normal" style:text-underline-style="none" fo:font-weight="bold" officeooo:rsid="00213bdd" officeooo:paragraph-rsid="00213bdd" style:font-size-asian="24.5pt" style:font-style-asian="normal" style:font-weight-asian="bold" style:font-size-complex="28pt" style:font-style-complex="normal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officeooo:rsid="001ae7bd" officeooo:paragraph-rsid="001ae7bd"/>
    </style:style>
    <style:style style:name="P17" style:family="paragraph" style:parent-style-name="Standard" style:list-style-name="L4">
      <style:paragraph-properties fo:text-align="start" style:justify-single-word="false"/>
      <style:text-properties officeooo:rsid="001ae7bd" officeooo:paragraph-rsid="001ae7bd"/>
    </style:style>
    <style:style style:name="P18" style:family="paragraph" style:parent-style-name="Standard">
      <style:paragraph-properties fo:text-align="start" style:justify-single-word="false"/>
      <style:text-properties officeooo:rsid="001ae7bd" officeooo:paragraph-rsid="001ae7bd"/>
    </style:style>
    <style:style style:name="T1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2" style:family="text">
      <style:text-properties fo:font-size="20pt" style:text-underline-style="none" fo:font-weight="normal" officeooo:rsid="0016ec35" style:font-size-asian="20pt" style:font-weight-asian="normal" style:font-size-complex="20pt" style:font-weight-complex="normal"/>
    </style:style>
    <style:style style:name="T3" style:family="text">
      <style:text-properties fo:font-size="20pt" style:text-underline-style="none" fo:font-weight="normal" officeooo:rsid="00182b4e" style:font-size-asian="20pt" style:font-weight-asian="normal" style:font-size-complex="20pt" style:font-weight-complex="normal"/>
    </style:style>
    <style:style style:name="T4" style:family="text">
      <style:text-properties fo:font-size="20pt" style:text-underline-style="solid" style:text-underline-width="auto" style:text-underline-color="font-color" fo:font-weight="bold" officeooo:rsid="0016ec35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officeooo:rsid="00182b4e" style:font-size-asian="20pt" style:font-size-complex="20pt"/>
    </style:style>
    <style:style style:name="T7" style:family="text">
      <style:text-properties fo:font-size="28pt" style:text-underline-style="none" fo:font-weight="bold" officeooo:rsid="0016ec35" style:font-size-asian="28pt" style:font-weight-asian="bold" style:font-size-complex="28pt" style:font-weight-complex="bold"/>
    </style:style>
    <style:style style:name="T8" style:family="text">
      <style:text-properties style:font-size-asian="20pt"/>
    </style:style>
    <style:style style:name="T9" style:family="text">
      <style:text-properties officeooo:rsid="00182b4e" style:font-size-asian="2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23cm" fo:text-indent="-0.635cm" fo:margin-left="1.6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58cm" fo:text-indent="-0.635cm" fo:margin-left="2.2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93cm" fo:text-indent="-0.635cm" fo:margin-left="2.8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28cm" fo:text-indent="-0.635cm" fo:margin-left="3.5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63cm" fo:text-indent="-0.635cm" fo:margin-left="4.1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98cm" fo:text-indent="-0.635cm" fo:margin-left="4.7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33cm" fo:text-indent="-0.635cm" fo:margin-left="5.4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68cm" fo:text-indent="-0.635cm" fo:margin-left="6.0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03cm" fo:text-indent="-0.635cm" fo:margin-left="6.7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38cm" fo:text-indent="-0.635cm" fo:margin-left="7.338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7">AlloVoisins</text:span></text:p>
      <text:p text:style-name="P10"><text:span text:style-name="T2"/></text:p>
      <text:p text:style-name="P1"><text:span text:style-name="T1">Avantages :</text:span></text:p>
      <text:list xml:id="list3099107472" text:style-name="L3">
        <text:list-item>
          <text:p text:style-name="P16"><text:span text:style-name="T1">Fil d’actualité des demandes proche.</text:span></text:p>
        </text:list-item>
        <text:list-item>
          <text:p text:style-name="P16"><text:span text:style-name="T1">Format de la demande ( demande écrite, localisation, rémunération, demandeur, commentaire, j’aime).</text:span></text:p>
        </text:list-item>
        <text:list-item>
          <text:p text:style-name="P16"><text:span text:style-name="T1">Présentation d’un profil :</text:span></text:p>
          <text:list>
            <text:list-item>
              <text:p text:style-name="P16"><text:span text:style-name="T1">Nom</text:span></text:p>
            </text:list-item>
            <text:list-item>
              <text:p text:style-name="P16"><text:span text:style-name="T1">Photo</text:span></text:p>
            </text:list-item>
            <text:list-item>
              <text:p text:style-name="P16"><text:span text:style-name="T1">Localisation</text:span></text:p>
            </text:list-item>
            <text:list-item>
              <text:p text:style-name="P16"><text:span text:style-name="T1">Note (sur 5) avec les avis commentés</text:span></text:p>
            </text:list-item>
            <text:list-item>
              <text:p text:style-name="P16"><text:span text:style-name="T1">Nombre de marchés conclus</text:span></text:p>
            </text:list-item>
            <text:list-item>
              <text:p text:style-name="P16"><text:span text:style-name="T1">Bio</text:span></text:p>
            </text:list-item>
            <text:list-item>
              <text:p text:style-name="P16"><text:span text:style-name="T1">Stats diverses</text:span></text:p>
            </text:list-item>
            <text:list-item>
              <text:p text:style-name="P16"><text:span text:style-name="T1">historique des annonces répondus</text:span></text:p>
            </text:list-item>
          </text:list>
        </text:list-item>
        <text:list-item>
          <text:p text:style-name="P16"><text:span text:style-name="T1">catégories associer a une annonce</text:span></text:p>
        </text:list-item>
      </text:list>
      <text:p text:style-name="P18"><text:span text:style-name="T1"><text:tab/><text:tab/></text:span></text:p>
      <text:p text:style-name="P1"><text:span text:style-name="T3">I</text:span><text:span text:style-name="T1">nconvénient</text:span><text:span text:style-name="T3">s</text:span><text:span text:style-name="T1"> :</text:span></text:p>
      <text:list xml:id="list277414201" text:style-name="L4">
        <text:list-item>
          <text:p text:style-name="P17"><text:span text:style-name="T1">Pas forcement très intuitive.</text:span></text:p>
        </text:list-item>
      </text:list>
      <text:p text:style-name="P18"><text:span text:style-name="T1"/></text:p>
      <text:p text:style-name="P10"><text:span text:style-name="T4"/></text:p>
      <text:p text:style-name="P14">Welp</text:p>
      <text:p text:style-name="P8"/>
      <text:p text:style-name="P11"><text:span text:style-name="T5">Avantages :</text:span></text:p>
      <text:list xml:id="list2464541294" text:style-name="L5">
        <text:list-item>
          <text:p text:style-name="P12"><text:span text:style-name="T6">D</text:span><text:span text:style-name="T5">eux rubrique ( demande d’aide et proposition d’aide).</text:span></text:p>
        </text:list-item>
        <text:list-item>
          <text:p text:style-name="P13"><text:span text:style-name="T5">Profil avec notes, photo, commentaires, … + liste de proposition d’aide et liste de demande d’aide.</text:span></text:p>
        </text:list-item>
        <text:list-item>
          <text:p text:style-name="P13"><text:span text:style-name="T5">Site utilisable sur téléphone.</text:span></text:p>
        </text:list-item>
      </text:list>
      <text:p text:style-name="P4"><text:span text:style-name="T9">I</text:span><text:span text:style-name="T8">nconvénient</text:span><text:span text:style-name="T9">s</text:span><text:span text:style-name="T8"> :</text:span></text:p>
      <text:list xml:id="list4054410751" text:style-name="L9">
        <text:list-item>
          <text:p text:style-name="P5"><text:span text:style-name="T8"/></text:p>
        </text:list-item>
      </text:list>
      <text:p text:style-name="P11"><text:soft-page-break/><text:span text:style-name="T5"/></text:p>
      <text:p text:style-name="P15">Shopopop</text:p>
      <text:p text:style-name="P2"/>
      <text:p text:style-name="P3"><text:span text:style-name="T8">Avantages :</text:span></text:p>
      <text:list xml:id="list617380760" text:style-name="L7">
        <text:list-item>
          <text:p text:style-name="P6"><text:span text:style-name="T8">Livraisons disponible visible sur une carte.</text:span></text:p>
        </text:list-item>
        <text:list-item>
          <text:p text:style-name="P6"><text:span text:style-name="T8">Trajet, distance et durée sont précisés.</text:span></text:p>
        </text:list-item>
        <text:list-item>
          <text:p text:style-name="P6"><text:span text:style-name="T8">Détail de la commande affichée.</text:span></text:p>
        </text:list-item>
        <text:list-item>
          <text:p text:style-name="P6"><text:span text:style-name="T8">Sécurité des comptes, pièce d’identité demander.</text:span></text:p>
        </text:list-item>
      </text:list>
      <text:p text:style-name="P3"><text:span text:style-name="T9">I</text:span><text:span text:style-name="T8">nconvénient</text:span><text:span text:style-name="T9">s</text:span><text:span text:style-name="T8"> :</text:span></text:p>
      <text:list xml:id="list2762498577" text:style-name="L8">
        <text:list-item>
          <text:p text:style-name="P7"><text:span text:style-name="T8">Commandes uniquement par drive.</text:span></text:p>
        </text:list-item>
        <text:list-item>
          <text:p text:style-name="P7"><text:span text:style-name="T8">Profils privée dans possibilité de noté le livreur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9T13:38:00.710000000</meta:creation-date>
    <dc:date>2020-10-09T14:08:53.624000000</dc:date>
    <meta:editing-duration>PT30M47S</meta:editing-duration>
    <meta:editing-cycles>14</meta:editing-cycles>
    <meta:generator>LibreOffice/7.0.0.3$Windows_X86_64 LibreOffice_project/8061b3e9204bef6b321a21033174034a5e2ea88e</meta:generator>
    <meta:document-statistic meta:table-count="0" meta:image-count="0" meta:object-count="0" meta:page-count="2" meta:paragraph-count="33" meta:word-count="152" meta:character-count="907" meta:non-whitespace-character-count="807"/>
  </office:meta>
</office:document-meta>
</file>